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f24b1" officeooo:paragraph-rsid="0000991a"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bold" officeooo:rsid="0006318e" officeooo:paragraph-rsid="0006318e" style:font-size-asian="14pt" style:font-weight-asian="bold" style:font-size-complex="16pt" style:font-weight-complex="bold"/>
    </style:style>
    <style:style style:name="P3" style:family="paragraph" style:parent-style-name="Standard">
      <style:text-properties fo:font-size="12pt" style:text-underline-style="none" fo:font-weight="normal" officeooo:rsid="000a1dec" officeooo:paragraph-rsid="0000991a"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5b76c" officeooo:paragraph-rsid="0005b76c"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6318e" officeooo:paragraph-rsid="0006318e"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6318e" officeooo:paragraph-rsid="0006b0a5" style:font-size-asian="10.5pt" style:font-weight-asian="normal" style:font-size-complex="12pt" style:font-weight-complex="normal"/>
    </style:style>
    <style:style style:name="P7" style:family="paragraph" style:parent-style-name="Standard">
      <style:text-properties fo:font-size="14pt" style:text-underline-style="none" fo:font-weight="bold" officeooo:rsid="00197468" officeooo:paragraph-rsid="0000991a" style:font-size-asian="12.25pt" style:font-weight-asian="bold" style:font-size-complex="14pt" style:font-weight-complex="bold"/>
    </style:style>
    <style:style style:name="P8" style:family="paragraph" style:parent-style-name="Standard" style:list-style-name="L1">
      <style:text-properties officeooo:rsid="000243a0" officeooo:paragraph-rsid="000243a0"/>
    </style:style>
    <style:style style:name="P9" style:family="paragraph" style:parent-style-name="Standard" style:list-style-name="L1">
      <style:text-properties fo:font-size="12pt" fo:font-style="normal" style:text-underline-style="none" fo:font-weight="normal" officeooo:rsid="000243a0" officeooo:paragraph-rsid="000243a0" style:font-size-asian="10.5pt" style:font-style-asian="normal" style:font-weight-asian="normal" style:font-size-complex="12pt" style:font-style-complex="normal" style:font-weight-complex="normal"/>
    </style:style>
    <style:style style:name="P10" style:family="paragraph" style:parent-style-name="Standard" style:list-style-name="L1">
      <style:text-properties fo:font-size="12pt" fo:font-style="normal" style:text-underline-style="none" fo:font-weight="normal" officeooo:rsid="0002b09c" officeooo:paragraph-rsid="0002b09c" style:font-size-asian="10.5pt" style:font-style-asian="normal" style:font-weight-asian="normal" style:font-size-complex="12pt" style:font-style-complex="normal" style:font-weight-complex="normal"/>
    </style:style>
    <style:style style:name="P11" style:family="paragraph" style:parent-style-name="Standard" style:list-style-name="L1">
      <style:text-properties fo:font-size="12pt" fo:font-style="normal" style:text-underline-style="none" fo:font-weight="normal" officeooo:rsid="0003bc61" officeooo:paragraph-rsid="0003bc61"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style:text-underline-style="none" fo:font-weight="normal" officeooo:rsid="000e3fbd" officeooo:paragraph-rsid="000243a0" style:font-size-asian="10.5pt" style:font-weight-asian="normal" style:font-size-complex="12pt" style:font-weight-complex="normal"/>
    </style:style>
    <style:style style:name="P13" style:family="paragraph" style:parent-style-name="Standard" style:list-style-name="L1">
      <style:text-properties style:text-underline-style="none" fo:font-weight="normal" officeooo:rsid="00217f7f" officeooo:paragraph-rsid="0000991a" style:font-weight-asian="normal" style:font-weight-complex="normal"/>
    </style:style>
    <style:style style:name="P14" style:family="paragraph" style:parent-style-name="Standard" style:list-style-name="L1">
      <style:text-properties style:text-underline-style="none" fo:font-weight="normal" officeooo:rsid="00217f7f" officeooo:paragraph-rsid="000243a0" style:font-weight-asian="normal" style:font-weight-complex="normal"/>
    </style:style>
    <style:style style:name="P15" style:family="paragraph" style:parent-style-name="Standard" style:list-style-name="L1">
      <style:text-properties style:text-underline-style="none" fo:font-weight="normal" officeooo:rsid="002352e8" officeooo:paragraph-rsid="000243a0" style:font-weight-asian="normal" style:font-weight-complex="normal"/>
    </style:style>
    <style:style style:name="P16" style:family="paragraph" style:parent-style-name="Standard" style:list-style-name="L1">
      <style:text-properties style:text-underline-style="none" fo:font-weight="normal" officeooo:rsid="000243a0" officeooo:paragraph-rsid="000243a0" style:font-weight-asian="normal" style:font-weight-complex="normal"/>
    </style:style>
    <style:style style:name="P17" style:family="paragraph" style:parent-style-name="Standard">
      <style:text-properties fo:font-size="16pt" style:text-underline-style="solid" style:text-underline-width="auto" style:text-underline-color="font-color" fo:font-weight="bold" officeooo:rsid="0000991a" officeooo:paragraph-rsid="0000991a" style:font-size-asian="16pt" style:font-weight-asian="bold" style:font-size-complex="16pt" style:font-weight-complex="bold"/>
    </style:style>
    <style:style style:name="T1" style:family="text">
      <style:text-properties officeooo:rsid="0000991a"/>
    </style:style>
    <style:style style:name="T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1c327f"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066062" style:font-size-asian="10.5pt" style:font-style-asian="normal" style:font-weight-asian="normal" style:font-size-complex="12pt" style:font-style-complex="normal" style:font-weight-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size="12pt" fo:font-style="normal" officeooo:rsid="000243a0" style:font-size-asian="10.5pt" style:font-style-asian="normal" style:font-size-complex="12pt" style:font-style-complex="normal"/>
    </style:style>
    <style:style style:name="T7" style:family="text">
      <style:text-properties fo:font-size="12pt" fo:font-style="normal" officeooo:rsid="00217f7f" style:font-size-asian="10.5pt" style:font-style-asian="normal" style:font-size-complex="12pt" style:font-style-complex="normal"/>
    </style:style>
    <style:style style:name="T8" style:family="text">
      <style:text-properties fo:font-size="12pt" fo:font-style="normal" officeooo:rsid="0002b09c" style:font-size-asian="10.5pt" style:font-style-asian="normal" style:font-size-complex="12pt" style:font-style-complex="normal"/>
    </style:style>
    <style:style style:name="T9" style:family="text">
      <style:text-properties officeooo:rsid="000660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azit</text:p>
      <text:p text:style-name="P1"/>
      <text:p text:style-name="P5">Grundsätzlich kann ich sagen, dass ich mir zu viel vorgenommen habe mit diesem Thema. Sicherlich war es durchaus reizvoll mein Studienprojekt mit einer K.I. abzuschließen, aber der kurze Zeitraum und meine geringe Erfahrung in dem Thema, haben es zu einer großen Herausforderung gemacht. </text:p>
      <text:p text:style-name="P5"/>
      <text:p text:style-name="P6">Die Erzeugung von Situationsanalysen, Schlussfolgerungen und passenden Entscheidungen gemessen an menschlichen Maßstäben ist für sich genommen schon eine eigene Wissenschaft mit hohem philosophischen und psychologischem Anspruch. Hinzu kommen dann noch passende Datenstrukturen und effektive Verarbeitungsmechaniken, die zu konstruieren einiges an Erfahrung und Kreativität <text:span text:style-name="T9">im Bereich der Datenverarbeitung</text:span> erfordert. Zudem besteht der Anspruch an diese K.I., dass das Spiel gegen sie <text:span text:style-name="T9">auch noch</text:span> Spaß machen soll. Unter all diesen gegebenen Aspekten, die mir offen gestanden, bei der Wahl des Themas so konkret nicht vor Augen waren, habe ich mir für drei Monate Bearbeitungszeit deutlich zu viel aufgeladen.</text:p>
      <text:p text:style-name="P6"/>
      <text:p text:style-name="P6">Alles in allem kann ich <text:span text:style-name="T9">dennoch sagen, dass ich die Wahl des Themas nicht bereue. Der Zeitdruck und die Tatsache, dass ich ein vorzeigbares Ergebnis erzielen musste, haben mich sehr angespornt und dadurch habe ich mich <text:s/>intensiver mit dem Thema auseinander gesetzt, als ich das wahrscheinlich getan hätte, wenn ich es in meiner Freizeit bearbeitet hätte. Da ich dieses Spiel irgendwann gerne veröffentlichen möchte, werde ich auf Grundlage meiner bisherigen Ergebnisse auch weiterhin an der K.I. arbeiten. </text:span></text:p>
      <text:p text:style-name="P3"/>
      <text:p text:style-name="P7"><text:span text:style-name="T1">Checkliste</text:span>:</text:p>
      <text:p text:style-name="P4"/>
      <text:p text:style-name="P4">Zur besseren Übersicht möchte ich noch einmal kurz durch die Punkte des Plans gehen und anzeigen, inwieweit die Umsetzung gelungen ist.</text:p>
      <text:p text:style-name="P4"/>
      <text:list xml:id="list3986911669" text:style-name="L1">
        <text:list-item>
          <text:p text:style-name="P8"><text:span text:style-name="T3">A</text:span><text:span text:style-name="T2">nalyse der Situation, </text:span><text:span text:style-name="T4">Kontext und Entscheidungen</text:span><text:span text:style-name="T2">: Nicht implementiert.</text:span></text:p>
        </text:list-item>
        <text:list-item>
          <text:p text:style-name="P9">Wahl der Strategie: Es ist möglich unterschiedliche Strategien für die K.I. zu wählen, aber aufgrund fehlender Informationen über die Gesamtsituation ist die gewählte Strategie momentan immer „Frontaler Angriff“.</text:p>
        </text:list-item>
        <text:list-item>
          <text:p text:style-name="P9">Points of Interest: Implementiert.</text:p>
        </text:list-item>
        <text:list-item>
          <text:p text:style-name="P9">Taktiken: </text:p>
          <text:list>
            <text:list-item>
              <text:p text:style-name="P13"><text:span text:style-name="T6">Aggressiv vorrücken:</text:span><text:span text:style-name="T5"> </text:span><text:span text:style-name="T6">Implementiert.</text:span></text:p>
            </text:list-item>
            <text:list-item>
              <text:p text:style-name="P14"><text:span text:style-name="T6">Stellung halten:</text:span><text:span text:style-name="T5"> </text:span><text:span text:style-name="T6">Implementiert.</text:span></text:p>
            </text:list-item>
            <text:list-item>
              <text:p text:style-name="P9">Stellung verteidigen: Implementiert.</text:p>
            </text:list-item>
            <text:list-item>
              <text:p text:style-name="P9">Ziel angreifen: Implementiert.</text:p>
            </text:list-item>
            <text:list-item>
              <text:p text:style-name="P15"><text:span text:style-name="T6">Einheit verteidigen:</text:span><text:span text:style-name="T7"> </text:span><text:span text:style-name="T6">Nicht implementiert.</text:span></text:p>
            </text:list-item>
            <text:list-item>
              <text:p text:style-name="P9">Heilen: Nicht zufriedenstellend implementiert.</text:p>
            </text:list-item>
            <text:list-item>
              <text:p text:style-name="P9">Fliehen: Nicht implementiert.</text:p>
            </text:list-item>
          </text:list>
        </text:list-item>
        <text:list-item>
          <text:p text:style-name="P9">Truppenzusammensetzung: Implementiert, aber leider keine frei Wahl der K.I., stattdessen eine Vorgabe des Game Designers, was die beste Zusammensetzung für die aktuelle Karte ist.</text:p>
        </text:list-item>
        <text:list-item>
          <text:p text:style-name="P9">Wertvolle Einheiten: Implementiert durch eine Bewertungsfunktion, die besonders effektive angriffe errechnet. Außerdem beinhaltet das Truppensystem einen Wert für die Priorität, um den eigenen Einheiten die Wichtigkeit einer Einheit zu signalisieren.</text:p>
        </text:list-item>
        <text:list-item>
          <text:p text:style-name="P9">Befehlsstruktur:</text:p>
          <text:list>
            <text:list-item>
              <text:p text:style-name="P16"><text:span text:style-name="T5">Befehle des Generals: Implementiert, wenn auch die </text:span><text:span text:style-name="T8">Wahl der übergeordneten Strategie auf ein Minimum reduziert ist.</text:span></text:p>
            </text:list-item>
            <text:list-item>
              <text:p text:style-name="P10">Befehle der Truppe:</text:p>
              <text:list>
                <text:list-item>
                  <text:p text:style-name="P10"><text:soft-page-break/>Vorrücken: Implementiert.</text:p>
                </text:list-item>
                <text:list-item>
                  <text:p text:style-name="P10">Sammeln: Nicht implementiert.</text:p>
                </text:list-item>
                <text:list-item>
                  <text:p text:style-name="P10">Position halten: Implementiert.</text:p>
                </text:list-item>
                <text:list-item>
                  <text:p text:style-name="P10">Position verteidigen: Implementiert.</text:p>
                </text:list-item>
                <text:list-item>
                  <text:p text:style-name="P10">Auf Nachschub warten: Nicht implementiert.</text:p>
                </text:list-item>
                <text:list-item>
                  <text:p text:style-name="P10">Heilen: Implementiert.</text:p>
                </text:list-item>
                <text:list-item>
                  <text:p text:style-name="P10">Rückzug: Implementiert.</text:p>
                </text:list-item>
              </text:list>
            </text:list-item>
            <text:list-item>
              <text:p text:style-name="P11">Befehle der Einheit:</text:p>
              <text:list>
                <text:list-item>
                  <text:p text:style-name="P11">Bewegen: Implementiert.</text:p>
                </text:list-item>
                <text:list-item>
                  <text:p text:style-name="P11">Warten: Implementiert.</text:p>
                </text:list-item>
                <text:list-item>
                  <text:p text:style-name="P11">Angreifen: Implementiert.</text:p>
                </text:list-item>
                <text:list-item>
                  <text:p text:style-name="P11">Besetzen: Implementiert.</text:p>
                </text:list-item>
                <text:list-item>
                  <text:p text:style-name="P11">Einladen: Nicht implementiert aufgrund von Zeitmangel.</text:p>
                </text:list-item>
                <text:list-item>
                  <text:p text:style-name="P11">Ausladen: Nicht implementiert aufgrund von Zeitmangel.</text:p>
                </text:list-item>
                <text:list-item>
                  <text:p text:style-name="P11">Versorgen: Nicht implementiert aufgrund von Zeitmangel.</text:p>
                </text:list-item>
              </text:list>
            </text:list-item>
          </text:list>
        </text:list-item>
      </text:list>
      <text:p text:style-name="P12"/>
      <text:p text:style-name="P2">Die selbst gestellte Aufgabe konnte ich leider nur zu geringen Teilen erfüllen, aber die gewonnen Erfahrungen und Einsichten waren sehr wertvo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22:02:46.568000000</meta:creation-date>
    <dc:date>2019-08-30T08:02:31.215000000</dc:date>
    <meta:editing-duration>PT23M49S</meta:editing-duration>
    <meta:editing-cycles>7</meta:editing-cycles>
    <meta:generator>LibreOffice/5.3.6.1$Windows_x86 LibreOffice_project/686f202eff87ef707079aeb7f485847613344eb7</meta:generator>
    <meta:document-statistic meta:table-count="0" meta:image-count="0" meta:object-count="0" meta:page-count="2" meta:paragraph-count="38" meta:word-count="478" meta:character-count="3498" meta:non-whitespace-character-count="3085"/>
  </office:meta>
</office:document-meta>
</file>